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4456396923658545767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  <text:list-item>
          <text:p text:style-name="P1">Add deletion of sets and cards</text:p>
        </text:list-item>
        <text:list-item>
          <text:p text:style-name="P1">Maybe add color of card in the grid?</text:p>
        </text:list-item>
        <text:list-item>
          <text:p text:style-name="P1">Some UI beautifi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19T19:20:34.28</dc:date>
    <meta:editing-duration>PT22M6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6" meta:word-count="36" meta:character-count="202"/>
  </office:meta>
</office:document-meta>
</file>